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Object.writeToStream( OutputStream o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IncludeObject.IncludeObj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Object.setObjectAreaSize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Object.setMeasurementUnits( int xRes , int y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Object.setObjectType( byt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Object.setObjectAreaOrientation( int orient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cludeObject.setMappingOption( byte optio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Object.setContentAreaOffset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clude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cludeObject.setObjectAreaOffset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Object.getObjectTypeNam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